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ff8c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1dff8c" style:font-size-asian="14pt" style:font-size-complex="14pt"/>
    </style:style>
    <style:style style:name="T1" style:family="text">
      <style:text-properties officeooo:rsid="001eb64a"/>
    </style:style>
    <style:style style:name="T2" style:family="text">
      <style:text-properties officeooo:rsid="002215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Omar faruk</text:p>
      <text:p text:style-name="P2">Registration Number:2019831055</text:p>
      <text:p text:style-name="P2">SWE 12<text:span text:style-name="T2">5</text:span></text:p>
      <text:p text:style-name="P2">Part:<text:span text:style-name="T1">B</text:span></text:p>
      <text:p text:style-name="P1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7T09:06:27.626532999</meta:creation-date>
    <meta:generator>LibreOffice/6.4.7.2$Linux_X86_64 LibreOffice_project/40$Build-2</meta:generator>
    <dc:date>2021-08-23T09:37:05.203427477</dc:date>
    <meta:editing-duration>PT9M28S</meta:editing-duration>
    <meta:editing-cycles>4</meta:editing-cycles>
    <meta:document-statistic meta:table-count="0" meta:image-count="0" meta:object-count="0" meta:page-count="1" meta:paragraph-count="5" meta:word-count="8" meta:character-count="178" meta:non-whitespace-character-count="175"/>
  </office:meta>
</office:document-meta>
</file>